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997cm" svg:stroke-color="#000000" draw:marker-start-width="3.195cm" draw:marker-end-width="3.195cm" draw:stroke-linejoin="none" draw:fill="none" draw:textarea-vertical-align="middle" fo:padding-top="1.123cm" fo:padding-bottom="1.123cm" fo:padding-left="1.248cm" fo:padding-right="1.248cm"/>
    </style:style>
    <style:style style:name="gr2" style:family="graphic" style:parent-style-name="standard">
      <style:graphic-properties svg:stroke-color="#000000" svg:stroke-opacity="60%" draw:fill-color="#000000" draw:textarea-horizontal-align="justify" draw:textarea-vertical-align="middle" draw:auto-grow-height="false" fo:min-height="40.48cm" fo:min-width="7.5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35cm" svg:y1="4.635cm" svg:x2="29.065cm" svg:y2="4.635cm">
          <text:p/>
        </draw:line>
        <draw:line draw:style-name="gr1" draw:text-style-name="P1" draw:layer="layout" svg:x1="0.635cm" svg:y1="20.635cm" svg:x2="29.065cm" svg:y2="20.635cm">
          <text:p/>
        </draw:line>
        <draw:line draw:style-name="gr1" draw:text-style-name="P1" draw:layer="layout" svg:x1="0.587cm" svg:y1="12.635cm" svg:x2="29.017cm" svg:y2="12.635cm">
          <text:p/>
        </draw:line>
        <draw:line draw:style-name="gr1" draw:text-style-name="P1" draw:layer="layout" svg:x1="0.635cm" svg:y1="28.575cm" svg:x2="29.065cm" svg:y2="28.575cm">
          <text:p/>
        </draw:line>
        <draw:line draw:style-name="gr1" draw:text-style-name="P1" draw:layer="layout" svg:x1="0.635cm" svg:y1="36.635cm" svg:x2="29.065cm" svg:y2="36.635cm">
          <text:p/>
        </draw:line>
      </draw:page>
      <draw:page draw:name="page2" draw:style-name="dp1" draw:master-page-name="Default">
        <draw:custom-shape draw:style-name="gr2" draw:text-style-name="P2" draw:layer="layout" svg:width="8cm" svg:height="40.73cm" svg:x="16.635cm" svg:y="0.63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635cm" svg:y1="4.635cm" svg:x2="16.635cm" svg:y2="4.635cm">
          <text:p/>
        </draw:line>
        <draw:line draw:style-name="gr1" draw:text-style-name="P1" draw:layer="layout" svg:x1="0.635cm" svg:y1="20.635cm" svg:x2="16.635cm" svg:y2="20.635cm">
          <text:p/>
        </draw:line>
        <draw:line draw:style-name="gr1" draw:text-style-name="P1" draw:layer="layout" svg:x1="0.635cm" svg:y1="12.635cm" svg:x2="16.635cm" svg:y2="12.635cm">
          <text:p/>
        </draw:line>
        <draw:line draw:style-name="gr1" draw:text-style-name="P1" draw:layer="layout" svg:x1="0.635cm" svg:y1="28.575cm" svg:x2="16.635cm" svg:y2="28.575cm">
          <text:p/>
        </draw:line>
        <draw:line draw:style-name="gr1" draw:text-style-name="P1" draw:layer="layout" svg:x1="0.635cm" svg:y1="36.635cm" svg:x2="16.635cm" svg:y2="36.635cm">
          <text:p/>
        </draw:line>
        <draw:frame draw:style-name="gr3" draw:text-style-name="P3" draw:layer="layout" svg:width="67.667cm" svg:height="76.663cm" svg:x="34.349cm" svg:y="15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2T13:28:13.514668021</meta:creation-date>
    <meta:print-date>2025-04-02T13:59:29.623107378</meta:print-date>
    <dc:date>2025-04-02T13:59:15.728089045</dc:date>
    <meta:editing-duration>PT10M41S</meta:editing-duration>
    <meta:editing-cycles>2</meta:editing-cycles>
    <meta:generator>LibreOffice/7.3.7.2$Linux_X86_64 LibreOffice_project/30$Build-2</meta:generator>
    <meta:document-statistic meta:object-count="12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7" svg:stroke-width="0.035cm" svg:stroke-color="#a6a6a6" draw:stroke-linejoin="round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ffffff" draw:stroke-linejoin="round" svg:stroke-linecap="butt" draw:fill="solid" draw:fill-color="#ffffff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1.587cm" svg:stroke-color="#000000" draw:stroke-linejoin="round" svg:stroke-linecap="butt" draw:fill="none" fo:padding-top="0.793cm" fo:padding-bottom="0.793cm" fo:padding-left="0.793cm" fo:padding-right="0.79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5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/>
      <style:paragraph-properties fo:text-align="end"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ffffff"/>
      <style:paragraph-properties fo:text-align="end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3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9.996cm" svg:height="19.996cm" draw:transform="rotate (-1.5707963267949) translate (29.693cm 21.017cm)" svg:viewBox="0 0 19997 19997" draw:points="0,19997 19997,19997 19997,0 0,0">
          <text:p/>
        </draw:polygon>
        <draw:polygon draw:style-name="gr2" draw:text-style-name="P1" draw:layer="layout" svg:width="2cm" svg:height="2cm" draw:transform="rotate (-1.5707963267949) translate (29.693cm 21.017cm)" svg:viewBox="0 0 2001 2001" draw:points="0,2001 2001,2001 2001,0 0,0">
          <text:p/>
        </draw:polygon>
        <draw:line draw:style-name="gr3" draw:text-style-name="P1" draw:layer="layout" svg:x1="29.693cm" svg:y1="21.017cm" svg:x2="27.693cm" svg:y2="23.017cm">
          <text:p/>
        </draw:line>
        <draw:polygon draw:style-name="gr2" draw:text-style-name="P1" draw:layer="layout" svg:width="2cm" svg:height="2cm" draw:transform="rotate (-1.5707963267949) translate (29.693cm 39.019cm)" svg:viewBox="0 0 2001 2001" draw:points="0,2001 2001,2001 2001,0 0,0">
          <text:p/>
        </draw:polygon>
        <draw:line draw:style-name="gr3" draw:text-style-name="P1" draw:layer="layout" svg:x1="29.693cm" svg:y1="41.02cm" svg:x2="27.692cm" svg:y2="39.019cm">
          <text:p/>
        </draw:line>
        <draw:polygon draw:style-name="gr2" draw:text-style-name="P1" draw:layer="layout" svg:width="2.001cm" svg:height="2cm" draw:transform="rotate (-1.5707963267949) translate (11.691cm 21.016cm)" svg:viewBox="0 0 2002 2001" draw:points="0,2001 2002,2001 2002,0 0,0">
          <text:p/>
        </draw:polygon>
        <draw:line draw:style-name="gr3" draw:text-style-name="P1" draw:layer="layout" svg:x1="11.653cm" svg:y1="23.018cm" svg:x2="9.653cm" svg:y2="21.017cm">
          <text:p/>
        </draw:line>
        <draw:polygon draw:style-name="gr2" draw:text-style-name="P1" draw:layer="layout" svg:width="2cm" svg:height="2cm" draw:transform="rotate (-1.5707963267949) translate (11.691cm 39.019cm)" svg:viewBox="0 0 2001 2001" draw:points="0,2001 2001,2001 2001,0 0,0">
          <text:p/>
        </draw:polygon>
        <draw:line draw:style-name="gr3" draw:text-style-name="P1" draw:layer="layout" svg:x1="9.652cm" svg:y1="41.057cm" svg:x2="11.653cm" svg:y2="39.059cm">
          <text:p/>
        </draw:line>
        <draw:frame draw:style-name="gr4" draw:text-style-name="P3" draw:layer="layout" svg:width="0.388cm" svg:height="0.458cm" draw:transform="rotate (-1.5707963267949) translate (27.688cm 23.015cm)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0.388cm" svg:height="0.458cm" draw:transform="rotate (-1.5707963267949) translate (26.79cm 23.015cm)">
          <draw:text-box>
            <text:p text:style-name="P2"><text:span text:style-name="T1"><text:s/></text:span></text:p>
          </draw:text-box>
        </draw:frame>
        <draw:polygon draw:style-name="gr5" draw:text-style-name="P4" draw:layer="layout" svg:width="4.429cm" svg:height="1.289cm" draw:transform="rotate (-1.5707963267949) translate (29.193cm 23.516cm)" svg:viewBox="0 0 4430 1290" draw:points="0,1290 4430,1290 4430,0 0,0">
          <text:p/>
        </draw:polygon>
        <draw:frame draw:style-name="gr4" draw:text-style-name="P3" draw:layer="layout" svg:width="0.388cm" svg:height="0.458cm" draw:transform="rotate (-1.5707963267949) translate (26.79cm 28.095cm)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2.449cm" svg:height="0.442cm" draw:transform="rotate (-1.5707963267949) translate (29.055cm 23.781cm)">
          <draw:text-box>
            <text:p text:style-name="P2"><text:span text:style-name="T2">Tile Type # 3 </text:span></text:p>
          </draw:text-box>
        </draw:frame>
        <draw:frame draw:style-name="gr7" draw:text-style-name="P3" draw:layer="layout" svg:width="3.634cm" svg:height="0.442cm" draw:transform="rotate (-1.5707963267949) translate (28.535cm 23.781cm)">
          <draw:text-box>
            <text:p text:style-name="P2"><text:span text:style-name="T3">© Robotsquare.com </text:span></text:p>
          </draw:text-box>
        </draw:frame>
        <draw:path draw:style-name="gr8" draw:text-style-name="P1" draw:layer="layout" svg:width="10.054cm" svg:height="10.029cm" draw:transform="rotate (-1.5707963267949) translate (19.676cm 20.971cm)" svg:viewBox="0 0 10055 10030" svg:d="M0 0c5523-31 10024 4421 10055 9944 0 28 0 57 0 86">
          <text:p/>
        </draw:path>
        <draw:polygon draw:style-name="gr1" draw:text-style-name="P5" draw:layer="layout" svg:width="19.996cm" svg:height="19.996cm" svg:x="9.653cm" svg:y="1cm" svg:viewBox="0 0 19997 19997" draw:points="0,19997 19997,19997 19997,0 0,0">
          <text:p/>
        </draw:polygon>
        <draw:polygon draw:style-name="gr2" draw:text-style-name="P5" draw:layer="layout" svg:width="2cm" svg:height="2cm" svg:x="9.653cm" svg:y="1cm" svg:viewBox="0 0 2001 2001" draw:points="0,2001 2001,2001 2001,0 0,0">
          <text:p/>
        </draw:polygon>
        <draw:line draw:style-name="gr3" draw:text-style-name="P5" draw:layer="layout" svg:x1="9.653cm" svg:y1="1cm" svg:x2="11.653cm" svg:y2="3cm">
          <text:p/>
        </draw:line>
        <draw:polygon draw:style-name="gr2" draw:text-style-name="P5" draw:layer="layout" svg:width="2cm" svg:height="2cm" svg:x="27.655cm" svg:y="1cm" svg:viewBox="0 0 2001 2001" draw:points="0,2001 2001,2001 2001,0 0,0">
          <text:p/>
        </draw:polygon>
        <draw:line draw:style-name="gr3" draw:text-style-name="P5" draw:layer="layout" svg:x1="29.656cm" svg:y1="1cm" svg:x2="27.655cm" svg:y2="3.001cm">
          <text:p/>
        </draw:line>
        <draw:polygon draw:style-name="gr2" draw:text-style-name="P5" draw:layer="layout" svg:width="2.001cm" svg:height="2cm" svg:x="9.652cm" svg:y="19.002cm" svg:viewBox="0 0 2002 2001" draw:points="0,2001 2002,2001 2002,0 0,0">
          <text:p/>
        </draw:polygon>
        <draw:line draw:style-name="gr3" draw:text-style-name="P5" draw:layer="layout" svg:x1="11.654cm" svg:y1="19.04cm" svg:x2="9.653cm" svg:y2="21.04cm">
          <text:p/>
        </draw:line>
        <draw:polygon draw:style-name="gr2" draw:text-style-name="P5" draw:layer="layout" svg:width="2cm" svg:height="2cm" svg:x="27.655cm" svg:y="19.002cm" svg:viewBox="0 0 2001 2001" draw:points="0,2001 2001,2001 2001,0 0,0">
          <text:p/>
        </draw:polygon>
        <draw:line draw:style-name="gr3" draw:text-style-name="P5" draw:layer="layout" svg:x1="29.693cm" svg:y1="21.041cm" svg:x2="27.695cm" svg:y2="19.04cm">
          <text:p/>
        </draw:line>
        <draw:frame draw:style-name="gr4" draw:text-style-name="P7" draw:layer="layout" svg:width="0.388cm" svg:height="0.458cm" svg:x="11.651cm" svg:y="3.005cm">
          <draw:text-box>
            <text:p text:style-name="P6"><text:span text:style-name="T1"><text:s/></text:span></text:p>
          </draw:text-box>
        </draw:frame>
        <draw:frame draw:style-name="gr4" draw:text-style-name="P7" draw:layer="layout" svg:width="0.388cm" svg:height="0.458cm" svg:x="11.651cm" svg:y="3.903cm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svg:x="12.152cm" svg:y="1.5cm" svg:viewBox="0 0 4430 1290" draw:points="0,1290 4430,1290 4430,0 0,0">
          <text:p/>
        </draw:polygon>
        <draw:frame draw:style-name="gr4" draw:text-style-name="P7" draw:layer="layout" svg:width="0.388cm" svg:height="0.458cm" svg:x="16.731cm" svg:y="3.903cm">
          <draw:text-box>
            <text:p text:style-name="P6"><text:span text:style-name="T1"><text:s/></text:span></text:p>
          </draw:text-box>
        </draw:frame>
        <draw:frame draw:style-name="gr9" draw:text-style-name="P7" draw:layer="layout" svg:width="2.453cm" svg:height="0.442cm" svg:x="12.417cm" svg:y="1.638cm">
          <draw:text-box>
            <text:p text:style-name="P6"><text:span text:style-name="T2">Tile Type # 3 </text:span></text:p>
          </draw:text-box>
        </draw:frame>
        <draw:frame draw:style-name="gr7" draw:text-style-name="P7" draw:layer="layout" svg:width="3.634cm" svg:height="0.442cm" svg:x="12.417cm" svg:y="2.158cm">
          <draw:text-box>
            <text:p text:style-name="P6"><text:span text:style-name="T3">© Robotsquare.com </text:span></text:p>
          </draw:text-box>
        </draw:frame>
        <draw:path draw:style-name="gr8" draw:text-style-name="P5" draw:layer="layout" svg:width="10.054cm" svg:height="10.029cm" svg:x="9.607cm" svg:y="11.017cm" svg:viewBox="0 0 10055 10030" svg:d="M0 0c5523-31 10024 4421 10055 9944 0 28 0 57 0 86">
          <text:p/>
        </draw:path>
        <draw:polygon draw:style-name="gr1" draw:text-style-name="P5" draw:layer="layout" svg:width="19.994cm" svg:height="19.995cm" draw:transform="rotate (1.5707963267949) translate (-10.236cm 21.047cm)" svg:viewBox="0 0 19995 19996" draw:points="0,19996 19995,19996 19995,0 0,0">
          <text:p/>
        </draw:polygon>
        <draw:polygon draw:style-name="gr2" draw:text-style-name="P5" draw:layer="layout" svg:width="1.999cm" svg:height="1.999cm" draw:transform="rotate (1.5707963267949) translate (-10.236cm 21.047cm)" svg:viewBox="0 0 2000 2000" draw:points="0,2000 2000,2000 2000,0 0,0">
          <text:p/>
        </draw:polygon>
        <draw:line draw:style-name="gr3" draw:text-style-name="P5" draw:layer="layout" svg:x1="-10.236cm" svg:y1="21.047cm" svg:x2="-8.237cm" svg:y2="19.047cm">
          <text:p/>
        </draw:line>
        <draw:polygon draw:style-name="gr2" draw:text-style-name="P5" draw:layer="layout" svg:width="2cm" svg:height="2cm" draw:transform="rotate (1.5707963267949) translate (-10.237cm 3.047cm)" svg:viewBox="0 0 2001 2001" draw:points="0,2001 2001,2001 2001,0 0,0">
          <text:p/>
        </draw:polygon>
        <draw:line draw:style-name="gr3" draw:text-style-name="P5" draw:layer="layout" svg:x1="-10.236cm" svg:y1="1.046cm" svg:x2="-8.236cm" svg:y2="3.047cm">
          <text:p/>
        </draw:line>
        <draw:polygon draw:style-name="gr2" draw:text-style-name="P5" draw:layer="layout" svg:width="1.999cm" svg:height="2cm" draw:transform="rotate (1.5707963267949) translate (7.765cm 21.047cm)" svg:viewBox="0 0 2000 2001" draw:points="0,2001 2000,2001 2000,0 0,0">
          <text:p/>
        </draw:polygon>
        <draw:line draw:style-name="gr3" draw:text-style-name="P5" draw:layer="layout" svg:x1="7.803cm" svg:y1="19.047cm" svg:x2="9.803cm" svg:y2="21.047cm">
          <text:p/>
        </draw:line>
        <draw:polygon draw:style-name="gr2" draw:text-style-name="P5" draw:layer="layout" svg:width="2cm" svg:height="2cm" draw:transform="rotate (1.5707963267949) translate (7.765cm 3.046cm)" svg:viewBox="0 0 2001 2001" draw:points="0,2001 2001,2001 2001,0 0,0">
          <text:p/>
        </draw:polygon>
        <draw:line draw:style-name="gr3" draw:text-style-name="P5" draw:layer="layout" svg:x1="9.804cm" svg:y1="1.009cm" svg:x2="7.803cm" svg:y2="3.007cm">
          <text:p/>
        </draw:line>
        <draw:frame draw:style-name="gr4" draw:text-style-name="P9" draw:layer="layout" svg:width="0.388cm" svg:height="0.458cm" draw:transform="rotate (1.5707963267949) translate (-8.239cm 19.056cm)">
          <draw:text-box>
            <text:p text:style-name="P6"><text:span text:style-name="T1"><text:s/></text:span></text:p>
          </draw:text-box>
        </draw:frame>
        <draw:line draw:style-name="gr8" draw:text-style-name="P5" draw:layer="layout" svg:x1="-10.744cm" svg:y1="11.053cm" svg:x2="10.255cm" svg:y2="11.053cm">
          <text:p/>
        </draw:line>
        <draw:polygon draw:style-name="gr5" draw:text-style-name="P8" draw:layer="layout" svg:width="4.429cm" svg:height="1.289cm" draw:transform="rotate (1.5707963267949) translate (-9.744cm 18.555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-8.239cm 13.976cm)">
          <draw:text-box>
            <text:p text:style-name="P6"><text:span text:style-name="T1"><text:s/></text:span></text:p>
          </draw:text-box>
        </draw:frame>
        <draw:frame draw:style-name="gr6" draw:text-style-name="P9" draw:layer="layout" svg:width="2.449cm" svg:height="0.442cm" draw:transform="rotate (1.5707963267949) translate (-9.606cm 18.29cm)">
          <draw:text-box>
            <text:p text:style-name="P6"><text:span text:style-name="T2">Tile Type # 2 </text:span></text:p>
          </draw:text-box>
        </draw:frame>
        <draw:frame draw:style-name="gr7" draw:text-style-name="P9" draw:layer="layout" svg:width="3.634cm" svg:height="0.442cm" draw:transform="rotate (1.5707963267949) translate (-9.086cm 18.29cm)">
          <draw:text-box>
            <text:p text:style-name="P6"><text:span text:style-name="T3">© Robotsquare.com </text:span></text:p>
          </draw:text-box>
        </draw:frame>
        <draw:polygon draw:style-name="gr1" draw:text-style-name="P5" draw:layer="layout" svg:width="19.996cm" svg:height="19.996cm" draw:transform="rotate (1.5707963267949) translate (-10.245cm 41.087cm)" svg:viewBox="0 0 19997 19997" draw:points="0,19997 19997,19997 19997,0 0,0">
          <text:p/>
        </draw:polygon>
        <draw:polygon draw:style-name="gr2" draw:text-style-name="P5" draw:layer="layout" svg:width="2cm" svg:height="2cm" draw:transform="rotate (1.5707963267949) translate (-10.245cm 41.087cm)" svg:viewBox="0 0 2001 2001" draw:points="0,2001 2001,2001 2001,0 0,0">
          <text:p/>
        </draw:polygon>
        <draw:line draw:style-name="gr3" draw:text-style-name="P5" draw:layer="layout" svg:x1="-10.245cm" svg:y1="41.087cm" svg:x2="-8.245cm" svg:y2="39.087cm">
          <text:p/>
        </draw:line>
        <draw:polygon draw:style-name="gr2" draw:text-style-name="P5" draw:layer="layout" svg:width="2cm" svg:height="2cm" draw:transform="rotate (1.5707963267949) translate (-10.245cm 23.085cm)" svg:viewBox="0 0 2001 2001" draw:points="0,2001 2001,2001 2001,0 0,0">
          <text:p/>
        </draw:polygon>
        <draw:line draw:style-name="gr3" draw:text-style-name="P5" draw:layer="layout" svg:x1="-10.245cm" svg:y1="21.084cm" svg:x2="-8.244cm" svg:y2="23.085cm">
          <text:p/>
        </draw:line>
        <draw:polygon draw:style-name="gr2" draw:text-style-name="P5" draw:layer="layout" svg:width="2.001cm" svg:height="2cm" draw:transform="rotate (1.5707963267949) translate (7.757cm 41.088cm)" svg:viewBox="0 0 2002 2001" draw:points="0,2001 2002,2001 2002,0 0,0">
          <text:p/>
        </draw:polygon>
        <draw:line draw:style-name="gr3" draw:text-style-name="P5" draw:layer="layout" svg:x1="7.795cm" svg:y1="39.086cm" svg:x2="9.795cm" svg:y2="41.087cm">
          <text:p/>
        </draw:line>
        <draw:polygon draw:style-name="gr2" draw:text-style-name="P5" draw:layer="layout" svg:width="2cm" svg:height="2cm" draw:transform="rotate (1.5707963267949) translate (7.757cm 23.085cm)" svg:viewBox="0 0 2001 2001" draw:points="0,2001 2001,2001 2001,0 0,0">
          <text:p/>
        </draw:polygon>
        <draw:line draw:style-name="gr3" draw:text-style-name="P5" draw:layer="layout" svg:x1="9.796cm" svg:y1="21.047cm" svg:x2="7.795cm" svg:y2="23.045cm">
          <text:p/>
        </draw:line>
        <draw:frame draw:style-name="gr4" draw:text-style-name="P9" draw:layer="layout" svg:width="0.388cm" svg:height="0.458cm" draw:transform="rotate (1.5707963267949) translate (-8.24cm 39.089cm)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draw:transform="rotate (1.5707963267949) translate (-9.745cm 38.588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-8.24cm 34.009cm)">
          <draw:text-box>
            <text:p text:style-name="P6"><text:span text:style-name="T1"><text:s/></text:span></text:p>
          </draw:text-box>
        </draw:frame>
        <draw:frame draw:style-name="gr10" draw:text-style-name="P9" draw:layer="layout" svg:width="2.669cm" svg:height="0.442cm" draw:transform="rotate (1.5707963267949) translate (-9.607cm 38.323cm)">
          <draw:text-box>
            <text:p text:style-name="P6"><text:span text:style-name="T2">Tile Type # 15 </text:span></text:p>
          </draw:text-box>
        </draw:frame>
        <draw:line draw:style-name="gr8" draw:text-style-name="P5" draw:layer="layout" svg:x1="-10.745cm" svg:y1="31.088cm" svg:x2="-8.692cm" svg:y2="31.088cm">
          <text:p/>
        </draw:line>
        <draw:line draw:style-name="gr8" draw:text-style-name="P5" draw:layer="layout" svg:x1="8.257cm" svg:y1="31.086cm" svg:x2="10.255cm" svg:y2="31.086cm">
          <text:p/>
        </draw:line>
        <draw:path draw:style-name="gr8" draw:text-style-name="P5" draw:layer="layout" svg:width="4.41cm" svg:height="17.039cm" draw:transform="rotate (1.5707963267949) translate (-8.745cm 31.086cm)" svg:viewBox="0 0 4411 17040" svg:d="M0 0c-54 3070 4340 3753 4409 8440 86 4067-4478 5670-4408 8600">
          <text:p/>
        </draw:path>
        <draw:frame draw:style-name="gr7" draw:text-style-name="P9" draw:layer="layout" svg:width="3.634cm" svg:height="0.442cm" draw:transform="rotate (1.5707963267949) translate (-9.087cm 38.323cm)">
          <draw:text-box>
            <text:p text:style-name="P6"><text:span text:style-name="T3">© Robotsquare.com </text:span></text:p>
          </draw:text-box>
        </draw:frame>
        <draw:frame draw:style-name="gr4" draw:text-style-name="P9" draw:layer="layout" svg:width="0.388cm" svg:height="0.458cm" draw:transform="rotate (1.5707963267949) translate (-0.661cm 28.881cm)">
          <draw:text-box>
            <text:p text:style-name="P6"><text:span text:style-name="T1"><text:s/>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19.996cm" svg:height="19.996cm" draw:transform="rotate (1.5707963267949) translate (0cm 20.995cm)" svg:viewBox="0 0 19997 19997" draw:points="0,19997 19997,19997 19997,0 0,0">
          <text:p/>
        </draw:polygon>
        <draw:polygon draw:style-name="gr2" draw:text-style-name="P1" draw:layer="layout" svg:width="2cm" svg:height="2cm" draw:transform="rotate (1.5707963267949) translate (0cm 20.995cm)" svg:viewBox="0 0 2001 2001" draw:points="0,2001 2001,2001 2001,0 0,0">
          <text:p/>
        </draw:polygon>
        <draw:line draw:style-name="gr3" draw:text-style-name="P1" draw:layer="layout" svg:x1="0cm" svg:y1="20.995cm" svg:x2="2cm" svg:y2="18.995cm">
          <text:p/>
        </draw:line>
        <draw:polygon draw:style-name="gr2" draw:text-style-name="P1" draw:layer="layout" svg:width="2cm" svg:height="2cm" draw:transform="rotate (1.5707963267949) translate (0cm 2.993cm)" svg:viewBox="0 0 2001 2001" draw:points="0,2001 2001,2001 2001,0 0,0">
          <text:p/>
        </draw:polygon>
        <draw:line draw:style-name="gr3" draw:text-style-name="P1" draw:layer="layout" svg:x1="0cm" svg:y1="0.992cm" svg:x2="2.001cm" svg:y2="2.993cm">
          <text:p/>
        </draw:line>
        <draw:polygon draw:style-name="gr2" draw:text-style-name="P1" draw:layer="layout" svg:width="2.001cm" svg:height="2cm" draw:transform="rotate (1.5707963267949) translate (18.002cm 20.996cm)" svg:viewBox="0 0 2002 2001" draw:points="0,2001 2002,2001 2002,0 0,0">
          <text:p/>
        </draw:polygon>
        <draw:line draw:style-name="gr3" draw:text-style-name="P1" draw:layer="layout" svg:x1="18.04cm" svg:y1="18.994cm" svg:x2="20.04cm" svg:y2="20.995cm">
          <text:p/>
        </draw:line>
        <draw:polygon draw:style-name="gr2" draw:text-style-name="P1" draw:layer="layout" svg:width="2cm" svg:height="2cm" draw:transform="rotate (1.5707963267949) translate (18.002cm 2.993cm)" svg:viewBox="0 0 2001 2001" draw:points="0,2001 2001,2001 2001,0 0,0">
          <text:p/>
        </draw:polygon>
        <draw:line draw:style-name="gr3" draw:text-style-name="P1" draw:layer="layout" svg:x1="20.041cm" svg:y1="0.955cm" svg:x2="18.04cm" svg:y2="2.953cm">
          <text:p/>
        </draw:line>
        <draw:frame draw:style-name="gr4" draw:text-style-name="P3" draw:layer="layout" svg:width="0.388cm" svg:height="0.458cm" draw:transform="rotate (1.5707963267949) translate (2.005cm 18.997cm)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0.388cm" svg:height="0.458cm" draw:transform="rotate (1.5707963267949) translate (2.903cm 18.997cm)">
          <draw:text-box>
            <text:p text:style-name="P2"><text:span text:style-name="T1"><text:s/></text:span></text:p>
          </draw:text-box>
        </draw:frame>
        <draw:polygon draw:style-name="gr5" draw:text-style-name="P4" draw:layer="layout" svg:width="4.429cm" svg:height="1.289cm" draw:transform="rotate (1.5707963267949) translate (0.5cm 18.496cm)" svg:viewBox="0 0 4430 1290" draw:points="0,1290 4430,1290 4430,0 0,0">
          <text:p/>
        </draw:polygon>
        <draw:frame draw:style-name="gr4" draw:text-style-name="P3" draw:layer="layout" svg:width="0.388cm" svg:height="0.458cm" draw:transform="rotate (1.5707963267949) translate (2.903cm 13.917cm)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2.449cm" svg:height="0.442cm" draw:transform="rotate (1.5707963267949) translate (0.638cm 18.231cm)">
          <draw:text-box>
            <text:p text:style-name="P2"><text:span text:style-name="T2">Tile Type # 3 </text:span></text:p>
          </draw:text-box>
        </draw:frame>
        <draw:frame draw:style-name="gr7" draw:text-style-name="P3" draw:layer="layout" svg:width="3.634cm" svg:height="0.442cm" draw:transform="rotate (1.5707963267949) translate (1.158cm 18.231cm)">
          <draw:text-box>
            <text:p text:style-name="P2"><text:span text:style-name="T3">© Robotsquare.com </text:span></text:p>
          </draw:text-box>
        </draw:frame>
        <draw:path draw:style-name="gr8" draw:text-style-name="P1" draw:layer="layout" svg:width="10.054cm" svg:height="10.029cm" draw:transform="rotate (1.5707963267949) translate (10.017cm 21.041cm)" svg:viewBox="0 0 10055 10030" svg:d="M0 0c5523-31 10024 4421 10055 9944 0 28 0 57 0 86">
          <text:p/>
        </draw:path>
        <draw:polygon draw:style-name="gr1" draw:text-style-name="P5" draw:layer="layout" svg:width="19.996cm" svg:height="19.996cm" draw:transform="rotate (-3.14159265358979) translate (20.04cm 41.012cm)" svg:viewBox="0 0 19997 19997" draw:points="0,19997 19997,19997 19997,0 0,0">
          <text:p/>
        </draw:polygon>
        <draw:polygon draw:style-name="gr2" draw:text-style-name="P5" draw:layer="layout" svg:width="2cm" svg:height="2cm" draw:transform="rotate (-3.14159265358979) translate (20.04cm 41.012cm)" svg:viewBox="0 0 2001 2001" draw:points="0,2001 2001,2001 2001,0 0,0">
          <text:p/>
        </draw:polygon>
        <draw:line draw:style-name="gr3" draw:text-style-name="P5" draw:layer="layout" svg:x1="20.04cm" svg:y1="41.012cm" svg:x2="18.04cm" svg:y2="39.012cm">
          <text:p/>
        </draw:line>
        <draw:polygon draw:style-name="gr2" draw:text-style-name="P5" draw:layer="layout" svg:width="2cm" svg:height="2cm" draw:transform="rotate (-3.14159265358979) translate (2.038cm 41.012cm)" svg:viewBox="0 0 2001 2001" draw:points="0,2001 2001,2001 2001,0 0,0">
          <text:p/>
        </draw:polygon>
        <draw:line draw:style-name="gr3" draw:text-style-name="P5" draw:layer="layout" svg:x1="0.037cm" svg:y1="41.012cm" svg:x2="2.038cm" svg:y2="39.011cm">
          <text:p/>
        </draw:line>
        <draw:polygon draw:style-name="gr2" draw:text-style-name="P5" draw:layer="layout" svg:width="2.001cm" svg:height="2cm" draw:transform="rotate (-3.14159265358979) translate (20.041cm 23.01cm)" svg:viewBox="0 0 2002 2001" draw:points="0,2001 2002,2001 2002,0 0,0">
          <text:p/>
        </draw:polygon>
        <draw:line draw:style-name="gr3" draw:text-style-name="P5" draw:layer="layout" svg:x1="18.039cm" svg:y1="22.972cm" svg:x2="20.04cm" svg:y2="20.972cm">
          <text:p/>
        </draw:line>
        <draw:polygon draw:style-name="gr2" draw:text-style-name="P5" draw:layer="layout" svg:width="2cm" svg:height="2cm" draw:transform="rotate (-3.14159265358979) translate (2.038cm 23.01cm)" svg:viewBox="0 0 2001 2001" draw:points="0,2001 2001,2001 2001,0 0,0">
          <text:p/>
        </draw:polygon>
        <draw:line draw:style-name="gr3" draw:text-style-name="P5" draw:layer="layout" svg:x1="0cm" svg:y1="20.971cm" svg:x2="1.998cm" svg:y2="22.972cm">
          <text:p/>
        </draw:line>
        <draw:frame draw:style-name="gr4" draw:text-style-name="P9" draw:layer="layout" svg:width="0.388cm" svg:height="0.458cm" draw:transform="rotate (-3.14159265358979) translate (18.042cm 39.007cm)">
          <draw:text-box>
            <text:p text:style-name="P6"><text:span text:style-name="T1"><text:s/></text:span></text:p>
          </draw:text-box>
        </draw:frame>
        <draw:frame draw:style-name="gr4" draw:text-style-name="P9" draw:layer="layout" svg:width="0.388cm" svg:height="0.458cm" draw:transform="rotate (-3.14159265358979) translate (18.042cm 38.109cm)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draw:transform="rotate (-3.14159265358979) translate (17.541cm 40.512cm)" svg:viewBox="0 0 4430 1290" draw:points="0,1290 4430,1290 4430,0 0,0">
          <text:p/>
        </draw:polygon>
        <draw:frame draw:style-name="gr4" draw:text-style-name="P9" draw:layer="layout" svg:width="0.388cm" svg:height="0.458cm" draw:transform="rotate (-3.14159265358979) translate (12.962cm 38.109cm)">
          <draw:text-box>
            <text:p text:style-name="P6"><text:span text:style-name="T1"><text:s/></text:span></text:p>
          </draw:text-box>
        </draw:frame>
        <draw:frame draw:style-name="gr6" draw:text-style-name="P9" draw:layer="layout" svg:width="2.449cm" svg:height="0.442cm" draw:transform="rotate (-3.14159265358979) translate (17.276cm 40.374cm)">
          <draw:text-box>
            <text:p text:style-name="P6"><text:span text:style-name="T2">Tile Type # 3 </text:span></text:p>
          </draw:text-box>
        </draw:frame>
        <draw:frame draw:style-name="gr7" draw:text-style-name="P9" draw:layer="layout" svg:width="3.634cm" svg:height="0.442cm" draw:transform="rotate (-3.14159265358979) translate (17.276cm 39.854cm)">
          <draw:text-box>
            <text:p text:style-name="P6"><text:span text:style-name="T3">© Robotsquare.com </text:span></text:p>
          </draw:text-box>
        </draw:frame>
        <draw:path draw:style-name="gr8" draw:text-style-name="P5" draw:layer="layout" svg:width="10.054cm" svg:height="10.029cm" draw:transform="rotate (-3.14159265358979) translate (20.086cm 30.995cm)" svg:viewBox="0 0 10055 10030" svg:d="M0 0c5523-31 10024 4421 10055 9944 0 28 0 57 0 86">
          <text:p/>
        </draw:path>
        <draw:polygon draw:style-name="gr1" draw:text-style-name="P5" draw:layer="layout" svg:width="19.994cm" svg:height="19.995cm" draw:transform="rotate (1.5707963267949) translate (20.196cm 20.971cm)" svg:viewBox="0 0 19995 19996" draw:points="0,19996 19995,19996 19995,0 0,0">
          <text:p/>
        </draw:polygon>
        <draw:polygon draw:style-name="gr2" draw:text-style-name="P5" draw:layer="layout" svg:width="1.999cm" svg:height="1.999cm" draw:transform="rotate (1.5707963267949) translate (20.196cm 20.971cm)" svg:viewBox="0 0 2000 2000" draw:points="0,2000 2000,2000 2000,0 0,0">
          <text:p/>
        </draw:polygon>
        <draw:line draw:style-name="gr3" draw:text-style-name="P5" draw:layer="layout" svg:x1="20.196cm" svg:y1="20.971cm" svg:x2="22.195cm" svg:y2="18.971cm">
          <text:p/>
        </draw:line>
        <draw:polygon draw:style-name="gr2" draw:text-style-name="P5" draw:layer="layout" svg:width="2cm" svg:height="2cm" draw:transform="rotate (1.5707963267949) translate (20.195cm 2.971cm)" svg:viewBox="0 0 2001 2001" draw:points="0,2001 2001,2001 2001,0 0,0">
          <text:p/>
        </draw:polygon>
        <draw:line draw:style-name="gr3" draw:text-style-name="P5" draw:layer="layout" svg:x1="20.196cm" svg:y1="0.97cm" svg:x2="22.196cm" svg:y2="2.971cm">
          <text:p/>
        </draw:line>
        <draw:polygon draw:style-name="gr2" draw:text-style-name="P5" draw:layer="layout" svg:width="1.999cm" svg:height="2cm" draw:transform="rotate (1.5707963267949) translate (38.197cm 20.971cm)" svg:viewBox="0 0 2000 2001" draw:points="0,2001 2000,2001 2000,0 0,0">
          <text:p/>
        </draw:polygon>
        <draw:line draw:style-name="gr3" draw:text-style-name="P5" draw:layer="layout" svg:x1="38.235cm" svg:y1="18.971cm" svg:x2="40.235cm" svg:y2="20.971cm">
          <text:p/>
        </draw:line>
        <draw:polygon draw:style-name="gr2" draw:text-style-name="P5" draw:layer="layout" svg:width="2cm" svg:height="2cm" draw:transform="rotate (1.5707963267949) translate (38.197cm 2.97cm)" svg:viewBox="0 0 2001 2001" draw:points="0,2001 2001,2001 2001,0 0,0">
          <text:p/>
        </draw:polygon>
        <draw:line draw:style-name="gr3" draw:text-style-name="P5" draw:layer="layout" svg:x1="40.236cm" svg:y1="0.933cm" svg:x2="38.235cm" svg:y2="2.931cm">
          <text:p/>
        </draw:line>
        <draw:frame draw:style-name="gr4" draw:text-style-name="P9" draw:layer="layout" svg:width="0.388cm" svg:height="0.458cm" draw:transform="rotate (1.5707963267949) translate (22.193cm 18.98cm)">
          <draw:text-box>
            <text:p text:style-name="P6"><text:span text:style-name="T1"><text:s/></text:span></text:p>
          </draw:text-box>
        </draw:frame>
        <draw:line draw:style-name="gr8" draw:text-style-name="P5" draw:layer="layout" svg:x1="19.688cm" svg:y1="10.977cm" svg:x2="40.687cm" svg:y2="10.977cm">
          <text:p/>
        </draw:line>
        <draw:polygon draw:style-name="gr5" draw:text-style-name="P8" draw:layer="layout" svg:width="4.429cm" svg:height="1.289cm" draw:transform="rotate (1.5707963267949) translate (20.688cm 18.479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22.193cm 13.9cm)">
          <draw:text-box>
            <text:p text:style-name="P6"><text:span text:style-name="T1"><text:s/></text:span></text:p>
          </draw:text-box>
        </draw:frame>
        <draw:frame draw:style-name="gr6" draw:text-style-name="P9" draw:layer="layout" svg:width="2.449cm" svg:height="0.442cm" draw:transform="rotate (1.5707963267949) translate (20.826cm 18.214cm)">
          <draw:text-box>
            <text:p text:style-name="P6"><text:span text:style-name="T2">Tile Type # 2 </text:span></text:p>
          </draw:text-box>
        </draw:frame>
        <draw:frame draw:style-name="gr7" draw:text-style-name="P9" draw:layer="layout" svg:width="3.634cm" svg:height="0.442cm" draw:transform="rotate (1.5707963267949) translate (21.346cm 18.214cm)">
          <draw:text-box>
            <text:p text:style-name="P6"><text:span text:style-name="T3">© Robotsquare.com </text:span></text:p>
          </draw:text-box>
        </draw:frame>
        <draw:polygon draw:style-name="gr1" draw:text-style-name="P5" draw:layer="layout" svg:width="19.996cm" svg:height="19.996cm" draw:transform="rotate (1.5707963267949) translate (20.187cm 41.011cm)" svg:viewBox="0 0 19997 19997" draw:points="0,19997 19997,19997 19997,0 0,0">
          <text:p/>
        </draw:polygon>
        <draw:polygon draw:style-name="gr2" draw:text-style-name="P5" draw:layer="layout" svg:width="2cm" svg:height="2cm" draw:transform="rotate (1.5707963267949) translate (20.187cm 41.011cm)" svg:viewBox="0 0 2001 2001" draw:points="0,2001 2001,2001 2001,0 0,0">
          <text:p/>
        </draw:polygon>
        <draw:line draw:style-name="gr3" draw:text-style-name="P5" draw:layer="layout" svg:x1="20.187cm" svg:y1="41.011cm" svg:x2="22.187cm" svg:y2="39.011cm">
          <text:p/>
        </draw:line>
        <draw:polygon draw:style-name="gr2" draw:text-style-name="P5" draw:layer="layout" svg:width="2cm" svg:height="2cm" draw:transform="rotate (1.5707963267949) translate (20.187cm 23.009cm)" svg:viewBox="0 0 2001 2001" draw:points="0,2001 2001,2001 2001,0 0,0">
          <text:p/>
        </draw:polygon>
        <draw:line draw:style-name="gr3" draw:text-style-name="P5" draw:layer="layout" svg:x1="20.187cm" svg:y1="21.008cm" svg:x2="22.188cm" svg:y2="23.009cm">
          <text:p/>
        </draw:line>
        <draw:polygon draw:style-name="gr2" draw:text-style-name="P5" draw:layer="layout" svg:width="2.001cm" svg:height="2cm" draw:transform="rotate (1.5707963267949) translate (38.189cm 41.012cm)" svg:viewBox="0 0 2002 2001" draw:points="0,2001 2002,2001 2002,0 0,0">
          <text:p/>
        </draw:polygon>
        <draw:line draw:style-name="gr3" draw:text-style-name="P5" draw:layer="layout" svg:x1="38.227cm" svg:y1="39.01cm" svg:x2="40.227cm" svg:y2="41.011cm">
          <text:p/>
        </draw:line>
        <draw:polygon draw:style-name="gr2" draw:text-style-name="P5" draw:layer="layout" svg:width="2cm" svg:height="2cm" draw:transform="rotate (1.5707963267949) translate (38.189cm 23.009cm)" svg:viewBox="0 0 2001 2001" draw:points="0,2001 2001,2001 2001,0 0,0">
          <text:p/>
        </draw:polygon>
        <draw:line draw:style-name="gr3" draw:text-style-name="P5" draw:layer="layout" svg:x1="40.228cm" svg:y1="20.971cm" svg:x2="38.227cm" svg:y2="22.969cm">
          <text:p/>
        </draw:line>
        <draw:frame draw:style-name="gr4" draw:text-style-name="P9" draw:layer="layout" svg:width="0.388cm" svg:height="0.458cm" draw:transform="rotate (1.5707963267949) translate (22.192cm 39.013cm)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draw:transform="rotate (1.5707963267949) translate (20.687cm 38.512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22.192cm 33.933cm)">
          <draw:text-box>
            <text:p text:style-name="P6"><text:span text:style-name="T1"><text:s/></text:span></text:p>
          </draw:text-box>
        </draw:frame>
        <draw:frame draw:style-name="gr10" draw:text-style-name="P9" draw:layer="layout" svg:width="2.669cm" svg:height="0.442cm" draw:transform="rotate (1.5707963267949) translate (20.825cm 38.247cm)">
          <draw:text-box>
            <text:p text:style-name="P6"><text:span text:style-name="T2">Tile Type # 15 </text:span></text:p>
          </draw:text-box>
        </draw:frame>
        <draw:line draw:style-name="gr8" draw:text-style-name="P5" draw:layer="layout" svg:x1="19.687cm" svg:y1="31.012cm" svg:x2="21.74cm" svg:y2="31.012cm">
          <text:p/>
        </draw:line>
        <draw:line draw:style-name="gr8" draw:text-style-name="P5" draw:layer="layout" svg:x1="38.689cm" svg:y1="31.01cm" svg:x2="40.687cm" svg:y2="31.01cm">
          <text:p/>
        </draw:line>
        <draw:path draw:style-name="gr8" draw:text-style-name="P5" draw:layer="layout" svg:width="4.41cm" svg:height="17.039cm" draw:transform="rotate (1.5707963267949) translate (21.687cm 31.01cm)" svg:viewBox="0 0 4411 17040" svg:d="M0 0c-54 3070 4340 3753 4409 8440 86 4067-4478 5670-4408 8600">
          <text:p/>
        </draw:path>
        <draw:frame draw:style-name="gr7" draw:text-style-name="P9" draw:layer="layout" svg:width="3.634cm" svg:height="0.442cm" draw:transform="rotate (1.5707963267949) translate (21.345cm 38.247cm)">
          <draw:text-box>
            <text:p text:style-name="P6"><text:span text:style-name="T3">© Robotsquare.com </text:span></text:p>
          </draw:text-box>
        </draw:frame>
        <draw:frame draw:style-name="gr4" draw:text-style-name="P9" draw:layer="layout" svg:width="0.388cm" svg:height="0.458cm" draw:transform="rotate (1.5707963267949) translate (29.771cm 28.805cm)">
          <draw:text-box>
            <text:p text:style-name="P6"><text:span text:style-name="T1"><text:s/></text:span></text:p>
          </draw:text-box>
        </draw:fram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7" draw:style="rect" draw:dots1="1" draw:dots1-length="0.282cm" draw:dots2="1" draw:dots2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